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de72"/>
    </style:style>
    <style:style style:name="T1" style:family="text">
      <style:text-properties officeooo:rsid="000bde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grammation en Python </text:p>
      <text:p text:style-name="P1"/>
      <text:h text:style-name="Heading_20_2" text:outline-level="2">Affectation d'une valeur à une variable </text:h>
      <text:p text:style-name="P1"/>
      <text:p text:style-name="Standard">En programmation, nous avons besoin de stocker des éléments, de les mettre en mémoire. Pour cela, on procède à l'affectation d'une variable par une donnée. </text:p>
      <text:p text:style-name="P1"/>
      <text:h text:style-name="Heading_20_3" text:outline-level="3">Propriété </text:h>
      <text:p text:style-name="P1">En Python, l' affectation se réalise avec l'opérateur = </text:p>
      <text:p text:style-name="P1"/>
      <text:h text:style-name="Heading_20_4" text:outline-level="4">Exemple </text:h>
      <text:p text:style-name="P1"><text:span text:style-name="T1">L</text:span>e script : </text:p>
      <text:p text:style-name="P1"/>
      <text:p text:style-name="P1">a=5 </text:p>
      <text:p text:style-name="P1"><text:span text:style-name="T1">M</text:span>et en mémoire l'entier 5 dans la variable a </text:p>
      <text:p text:style-name="P1"/>
      <text:p text:style-name="P1">a="easy" </text:p>
      <text:p text:style-name="P1"/>
      <text:p text:style-name="P1"><text:span text:style-name="T1">M</text:span>et en mémoire la chaine de caractères "easy" dans la variable a </text:p>
      <text:p text:style-name="P1"/>
      <text:p text:style-name="P1">Exercice 1 </text:p>
      <text:p text:style-name="P1"/>
      <text:p text:style-name="P1">Que vaut a à la fin de ce script : </text:p>
      <text:p text:style-name="P1">a=1 </text:p>
      <text:p text:style-name="P1">b=-1 </text:p>
      <text:p text:style-name="P1">a=a*b </text:p>
      <text:p text:style-name="P1">a=a+b </text:p>
      <text:p text:style-name="P1"/>
      <text:p text:style-name="P1">Affichage en python </text:p>
      <text:p text:style-name="P1"/>
      <text:p text:style-name="P1">Propriété </text:p>
      <text:p text:style-name="P1">Une chaîne de caractères correspond à un texte pouvant contenir différents symboles. En Python, une chaîne de caractères est le contenu délimité par "".</text:p>
      <text:p text:style-name="P1">Pour afficher une chaine de caractères en Python on utilise la fonction print() </text:p>
      <text:p text:style-name="P1"/>
      <text:p text:style-name="P1">Exercice 2 </text:p>
      <text:p text:style-name="P1"/>
      <text:p text:style-name="P1">Testez ces différents scripts : </text:p>
      <text:p text:style-name="P1"/>
      <text:p text:style-name="P1">print("Vivement les vacances !") </text:p>
      <text:p text:style-name="P1">prenom="Bob" </text:p>
      <text:p text:style-name="P1">print("Mon prénom est :",prenom) </text:p>
      <text:p text:style-name="P1"/>
      <text:p text:style-name="P1">Pourquoi ce n'est pas prenom qui est affiché dans la dernière phrase ? </text:p>
      <text:p text:style-name="P1"/>
      <text:p text:style-name="P1">Exercice 3 </text:p>
      <text:p text:style-name="P1"><text:soft-page-break/></text:p>
      <text:p text:style-name="P1">Réaliser un script qui contient trois variables : prenom, nom et age et qui doit afficher : </text:p>
      <text:p text:style-name="P1">"Bonjour je m'appelle Alphonse Dansletas, j'ai 358 ans. " </text:p>
      <text:p text:style-name="P1">Dans le cas où vous vous appelleriez Alphonse Dansletas et que vous seriez âgé de 358 ans.</text:p>
      <text:p text:style-name="P1"><text:s/></text:p>
      <text:p text:style-name="P1">Dialogue avec l'utilisateur </text:p>
      <text:p text:style-name="P1"/>
      <text:p text:style-name="P1">Propriété </text:p>
      <text:p text:style-name="P1"/>
      <text:p text:style-name="P1">La fonction input permet d'ouvrir une boite de dialogue et de récupérer une information saisie par l'utilisateur. Attention ! L'information récupérée grâce à un input est une <text:span text:style-name="T1">chaîne de caractères.</text:span></text:p>
      <text:p text:style-name="P1"/>
      <text:p text:style-name="P1">Exemple </text:p>
      <text:p text:style-name="P1"/>
      <text:p text:style-name="P1">prenom=input("quel est ton prénom?") </text:p>
      <text:p text:style-name="P1">print(prenom) </text:p>
      <text:p text:style-name="P1"/>
      <text:p text:style-name="P1">Exercice 4 </text:p>
      <text:p text:style-name="P1"/>
      <text:p text:style-name="P1">Ecrire un script en Python qui demande à l'utilisateur, son prénom, son nom et son âge et qui réalise un affichage comme dans l'exercice 2. </text:p>
      <text:p text:style-name="P1">( Attention il y a un piège ! ) </text:p>
      <text:p text:style-name="P1"/>
      <text:p text:style-name="P1">A connaître : les types de base </text:p>
      <text:p text:style-name="P1"/>
      <text:p text:style-name="P1">Les types d'objets avec lesquels nous travaillerons cette année sont : </text:p>
      <text:p text:style-name="P1">🔾 int pour les entiers relatifs (exemple : 15, 489, -10, ...); </text:p>
      <text:p text:style-name="P1">🔾 float pour les nombres à virgules (exemple : 3.48, 9.203, ...); </text:p>
      <text:p text:style-name="P1">🔾 bool pour les booléens (exemple : True, False); </text:p>
      <text:p text:style-name="P1">🔾 str pour les chaines de caractères (exemple : "SNT", "bonjour", "ceci est une phrase", ...);</text:p>
      <text:p text:style-name="P1"/>
      <text:p text:style-name="P1">Comme l'information récupérée grâce à un input est une chaîne de caractères, il va falloir changer le type de la variable pour permettre d'effectuer des calculs avec. </text:p>
      <text:p text:style-name="P1"/>
      <text:p text:style-name="P1">Exemple . </text:p>
      <text:p text:style-name="P1"/>
      <text:p text:style-name="P1">Essayez ce script suivant : </text:p>
      <text:p text:style-name="P1"/>
      <text:p text:style-name="P1">nombre=input("Combien de baguettes désirez-vous ?") </text:p>
      <text:p text:style-name="P1">prix = nombre * 1.1 </text:p>
      <text:p text:style-name="P1">print("Vous avez à payer",prix,"euros.") </text:p>
      <text:p text:style-name="P1"/>
      <text:p text:style-name="P1">2. Qu'obtenez vous ?</text:p>
      <text:p text:style-name="P1"/>
      <text:p text:style-name="P1">3. Réessayez avec ce script :</text:p>
      <text:p text:style-name="P1"/>
      <text:p text:style-name="P1">nombre=int(input("Combien de baguettes désirez-vous ?")) </text:p>
      <text:p text:style-name="P1">prix = nombre * 1.1 </text:p>
      <text:p text:style-name="P1"><text:span text:style-name="T1">print</text:span>("Vous avez à payer",prix,"euros.") </text:p>
      <text:p text:style-name="P1"/>
      <text:p text:style-name="P1">4. Quelle est la différence avec le code précédent de cet exemple ?</text:p>
      <text:p text:style-name="P1"/>
      <text:p text:style-name="P1"><text:soft-page-break/>Propriété </text:p>
      <text:p text:style-name="P1"/>
      <text:p text:style-name="P1">L'instruction int permet de changer certaines chaînes de caractères en un nombre entier. L'instruction float permet de changer certaines chaînes de caractères en un flottant, c'est-à-dire un "nombre à virgule"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5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55:08.972748600</meta:creation-date>
    <dc:date>2025-09-24T09:08:11.256564500</dc:date>
    <meta:editing-duration>PT13M2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61" meta:word-count="461" meta:character-count="2827" meta:non-whitespace-character-count="2372"/>
  </office:meta>
</office:document-meta>
</file>